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0993in" fo:margin-top="0in" fo:margin-bottom="0in" table:align="left" style:writing-mode="lr-tb"/>
    </style:style>
    <style:style style:name="Table1.A" style:family="table-column">
      <style:table-column-properties style:column-width="1.8868in"/>
    </style:style>
    <style:style style:name="Table1.B" style:family="table-column">
      <style:table-column-properties style:column-width="4.2125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0951in" fo:margin-left="0in" fo:margin-top="0in" fo:margin-bottom="0in" table:align="left" style:writing-mode="lr-tb"/>
    </style:style>
    <style:style style:name="Table2.A" style:family="table-column">
      <style:table-column-properties style:column-width="3.0472in"/>
    </style:style>
    <style:style style:name="Table2.B" style:family="table-column">
      <style:table-column-properties style:column-width="3.0479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left="none" fo:border-right="none" fo:border-top="0.5pt solid #7f7f7f" fo:border-bottom="none" style:writing-mode="lr-tb"/>
    </style:style>
    <style:style style:name="Table2.A2" style:family="table-cell">
      <style:table-cell-properties fo:padding-left="0.075in" fo:padding-right="0.075in" fo:padding-top="0in" fo:padding-bottom="0in" fo:border="none" style:writing-mode="lr-tb"/>
    </style:style>
    <style:style style:name="Table2.A3" style:family="table-cell">
      <style:table-cell-properties fo:padding-left="0.075in" fo:padding-right="0.075in" fo:padding-top="0in" fo:padding-bottom="0in" fo:border-left="none" fo:border-right="none" fo:border-top="none" fo:border-bottom="0.5pt solid #7f7f7f" style:writing-mode="lr-tb"/>
    </style:style>
    <style:style style:name="P1"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Header">
      <style:paragraph-properties fo:text-align="center" style:justify-single-word="false"/>
      <style:text-properties officeooo:rsid="0012a75c" officeooo:paragraph-rsid="0012a75c"/>
    </style:style>
    <style:style style:name="P5" style:family="paragraph" style:parent-style-name="Header">
      <style:paragraph-properties fo:text-align="center" style:justify-single-word="false"/>
      <style:text-properties officeooo:rsid="0034b7ba" officeooo:paragraph-rsid="0034b7ba"/>
    </style:style>
    <style:style style:name="P6" style:family="paragraph" style:parent-style-name="Header">
      <style:paragraph-properties fo:text-align="center" style:justify-single-word="false"/>
      <style:text-properties officeooo:rsid="00116d01" officeooo:paragraph-rsid="00116d01"/>
    </style:style>
    <style:style style:name="P7" style:family="paragraph" style:parent-style-name="Contents_20_1">
      <style:paragraph-properties>
        <style:tab-stops>
          <style:tab-stop style:position="5.7701in" style:type="right" style:leader-style="dotted" style:leader-text="."/>
        </style:tab-stops>
      </style:paragraph-properties>
    </style:style>
    <style:style style:name="P8" style:family="paragraph" style:parent-style-name="Contents_20_2">
      <style:paragraph-properties>
        <style:tab-stops>
          <style:tab-stop style:position="5.7701in" style:type="right" style:leader-style="dotted" style:leader-text="."/>
        </style:tab-stops>
      </style:paragraph-properties>
    </style:style>
    <style:style style:name="P9" style:family="paragraph" style:parent-style-name="Formatvorlage1">
      <style:paragraph-properties fo:margin-left="0in" fo:line-height="150%" fo:text-indent="0in" style:auto-text-indent="false"/>
      <style:text-properties officeooo:paragraph-rsid="000c3920"/>
    </style:style>
    <style:style style:name="P10" style:family="paragraph" style:parent-style-name="Standard">
      <style:paragraph-properties fo:margin-top="0.0835in" fo:margin-bottom="0.0417in" style:contextual-spacing="true" fo:line-height="150%" fo:orphans="2" fo:widows="2" style:writing-mode="lr-tb"/>
      <style:text-properties officeooo:paragraph-rsid="0015833c"/>
    </style:style>
    <style:style style:name="P11" style:family="paragraph" style:parent-style-name="Standard">
      <style:paragraph-properties fo:margin-top="0.0835in" fo:margin-bottom="0.0417in" style:contextual-spacing="true" fo:line-height="150%" fo:text-align="justify" style:justify-single-word="false" fo:orphans="2" fo:widows="2" style:writing-mode="lr-tb"/>
      <style:text-properties officeooo:paragraph-rsid="004186c6"/>
    </style:style>
    <style:style style:name="P12" style:family="paragraph" style:parent-style-name="Standard">
      <style:text-properties officeooo:paragraph-rsid="00116d01"/>
    </style:style>
    <style:style style:name="P13" style:family="paragraph" style:parent-style-name="Standard">
      <style:paragraph-properties fo:margin-top="0in" fo:margin-bottom="0in" style:contextual-spacing="false" fo:line-height="150%" fo:text-align="start" style:justify-single-word="false" fo:orphans="2" fo:widows="2"/>
      <style:text-properties style:font-name="Arial" fo:font-size="12pt" fo:language="de" fo:country="DE" fo:font-weight="normal" officeooo:rsid="0015833c" officeooo:paragraph-rsid="0015833c" style:letter-kerning="false" style:font-name-asian="Calibri" style:font-size-asian="12pt" style:language-asian="en" style:country-asian="US" style:font-weight-asian="normal" style:font-name-complex="Arial1" style:font-size-complex="12pt" style:language-complex="ar" style:country-complex="SA" style:font-weight-complex="normal"/>
    </style:style>
    <style:style style:name="P14" style:family="paragraph" style:parent-style-name="Standard">
      <style:paragraph-properties fo:margin-top="0in" fo:margin-bottom="0in" style:contextual-spacing="false" fo:line-height="150%" fo:text-align="start" style:justify-single-word="false" fo:orphans="2" fo:widows="2"/>
      <style:text-properties style:font-name="Arial" fo:font-size="12pt" fo:language="de" fo:country="DE" fo:font-weight="normal" officeooo:rsid="003104d9" officeooo:paragraph-rsid="003104d9" style:letter-kerning="false" style:font-name-asian="Calibri" style:font-size-asian="12pt" style:language-asian="en" style:country-asian="US" style:font-weight-asian="normal" style:font-name-complex="Arial1" style:font-size-complex="12pt" style:language-complex="ar" style:country-complex="SA" style:font-weight-complex="normal"/>
    </style:style>
    <style:style style:name="P15" style:family="paragraph" style:parent-style-name="Standard">
      <style:paragraph-properties fo:text-align="start" style:justify-single-word="false"/>
      <style:text-properties style:font-name="Arial" officeooo:paragraph-rsid="003301e5" style:font-name-complex="Arial1"/>
    </style:style>
    <style:style style:name="P16" style:family="paragraph" style:parent-style-name="Standard">
      <style:paragraph-properties fo:margin-top="0.0835in" fo:margin-bottom="0.0417in" style:contextual-spacing="true" fo:line-height="150%" fo:orphans="2" fo:widows="2" style:writing-mode="lr-tb"/>
      <style:text-properties fo:font-size="12pt" officeooo:rsid="0015833c" officeooo:paragraph-rsid="0015833c" style:font-size-asian="12pt" style:font-size-complex="12pt"/>
    </style:style>
    <style:style style:name="P17" style:family="paragraph" style:parent-style-name="Standard">
      <style:paragraph-properties fo:margin-top="0.0835in" fo:margin-bottom="0.0417in" style:contextual-spacing="true" fo:line-height="150%" fo:orphans="2" fo:widows="2" style:writing-mode="lr-tb"/>
      <style:text-properties fo:font-size="12pt" officeooo:rsid="003104d9" officeooo:paragraph-rsid="003104d9" style:font-size-asian="12pt" style:font-size-complex="12pt"/>
    </style:style>
    <style:style style:name="P18"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15833c" officeooo:paragraph-rsid="0015833c" style:font-name-asian="Calibri" style:font-size-asian="10.5pt" style:font-weight-asian="normal" style:font-name-complex="Arial1" style:font-size-complex="12pt" style:font-weight-complex="normal"/>
    </style:style>
    <style:style style:name="P19"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15833c" officeooo:paragraph-rsid="0019eb51" style:font-name-asian="Calibri" style:font-size-asian="10.5pt" style:font-weight-asian="normal" style:font-name-complex="Arial1" style:font-size-complex="12pt" style:font-weight-complex="normal"/>
    </style:style>
    <style:style style:name="P20"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23ca56" officeooo:paragraph-rsid="0023ca56" style:font-name-asian="Calibri" style:font-size-asian="10.5pt" style:font-weight-asian="normal" style:font-name-complex="Arial1" style:font-size-complex="12pt" style:font-weight-complex="normal"/>
    </style:style>
    <style:style style:name="P21"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25c156" officeooo:paragraph-rsid="0025c156" style:font-name-asian="Calibri" style:font-size-asian="10.5pt" style:font-weight-asian="normal" style:font-name-complex="Arial1" style:font-size-complex="12pt" style:font-weight-complex="normal"/>
    </style:style>
    <style:style style:name="P22"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bold" officeooo:rsid="0023ca56" officeooo:paragraph-rsid="0023ca56" style:font-name-asian="Calibri" style:font-size-asian="10.5pt" style:font-weight-asian="bold" style:font-name-complex="Arial1" style:font-size-complex="12pt" style:font-weight-complex="bold"/>
    </style:style>
    <style:style style:name="P23" style:family="paragraph" style:parent-style-name="Standard">
      <style:paragraph-properties fo:margin-top="0.0835in" fo:margin-bottom="0.0417in" style:contextual-spacing="true" fo:line-height="150%" fo:orphans="2" fo:widows="2" style:writing-mode="lr-tb"/>
      <style:text-properties fo:font-size="12pt" fo:font-weight="normal" officeooo:rsid="002858f2" officeooo:paragraph-rsid="002858f2" style:font-size-asian="12pt" style:font-weight-asian="normal" style:font-size-complex="12pt" style:font-weight-complex="normal"/>
    </style:style>
    <style:style style:name="P24" style:family="paragraph" style:parent-style-name="Standard">
      <style:paragraph-properties fo:margin-top="0.0835in" fo:margin-bottom="0.0417in" style:contextual-spacing="true" fo:line-height="150%" fo:orphans="2" fo:widows="2" style:writing-mode="lr-tb"/>
      <style:text-properties fo:font-size="12pt" fo:language="en" fo:country="US" fo:font-weight="normal" officeooo:rsid="003104d9" officeooo:paragraph-rsid="003104d9" style:font-name-asian="Calibri" style:font-size-asian="12pt" style:font-weight-asian="normal" style:font-name-complex="Arial1" style:font-size-complex="12pt" style:font-weight-complex="normal"/>
    </style:style>
    <style:style style:name="P25" style:family="paragraph" style:parent-style-name="Standard">
      <style:paragraph-properties fo:margin-top="0.0835in" fo:margin-bottom="0.0417in" style:contextual-spacing="true" fo:line-height="150%" fo:orphans="2" fo:widows="2" style:writing-mode="lr-tb"/>
      <style:text-properties fo:font-size="12pt" fo:language="en" fo:country="US" fo:font-weight="normal" officeooo:rsid="002858f2" officeooo:paragraph-rsid="003104d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officeooo:paragraph-rsid="003301e5"/>
    </style:style>
    <style:style style:name="P27" style:family="paragraph" style:parent-style-name="Heading" style:master-page-name="List_20_of_20_Abbriviations">
      <style:paragraph-properties fo:text-align="center" style:justify-single-word="false" style:page-number="auto"/>
      <style:text-properties fo:font-weight="bold" style:font-weight-asian="bold" style:font-weight-complex="bold"/>
    </style:style>
    <style:style style:name="P28" style:family="paragraph" style:parent-style-name="Contents_20_Heading" style:master-page-name="Abstract">
      <style:paragraph-properties fo:margin-left="0in" fo:margin-top="0in" fo:margin-bottom="0.0417in" style:contextual-spacing="true" fo:line-height="150%" fo:text-indent="0in" style:auto-text-indent="false" style:page-number="1" fo:break-before="page"/>
      <style:text-properties officeooo:paragraph-rsid="0034b7ba"/>
    </style:style>
    <style:style style:name="P29" style:family="paragraph" style:parent-style-name="List_20_Paragraph" style:master-page-name="Standard">
      <style:paragraph-properties fo:margin-left="0in" fo:line-height="200%" style:page-number="1"/>
    </style:style>
    <style:style style:name="P30" style:family="paragraph" style:parent-style-name="List_20_Paragraph">
      <style:paragraph-properties fo:margin-left="0in" fo:line-height="200%"/>
    </style:style>
    <style:style style:name="P31" style:family="paragraph" style:parent-style-name="List_20_Paragraph">
      <style:paragraph-properties fo:margin-left="0in" fo:margin-top="0in" fo:margin-bottom="0.111in" style:contextual-spacing="true" fo:line-height="200%" fo:text-align="center" style:justify-single-word="false" fo:break-before="page"/>
    </style:style>
    <style:style style:name="P32" style:family="paragraph" style:parent-style-name="List_20_Paragraph">
      <style:paragraph-properties fo:margin-left="0in" fo:margin-top="0in" fo:margin-bottom="0in" style:contextual-spacing="true" fo:line-height="200%" fo:text-align="start" style:justify-single-word="false" fo:orphans="2" fo:widows="2"/>
    </style:style>
    <style:style style:name="P33" style:family="paragraph" style:parent-style-name="List_20_Paragraph">
      <style:paragraph-properties fo:margin-left="0in" fo:line-height="200%" fo:text-align="center" style:justify-single-word="false"/>
      <style:text-properties fo:language="de" fo:country="DE"/>
    </style:style>
    <style:style style:name="P34" style:family="paragraph" style:parent-style-name="List_20_Paragraph">
      <style:paragraph-properties fo:margin-left="0in" fo:line-height="200%" fo:text-align="center" style:justify-single-word="false"/>
      <style:text-properties fo:language="de" fo:country="DE" officeooo:paragraph-rsid="000c3920"/>
    </style:style>
    <style:style style:name="P35" style:family="paragraph" style:parent-style-name="List_20_Paragraph">
      <style:paragraph-properties fo:margin-left="0in" fo:line-height="200%" fo:text-align="center" style:justify-single-word="false"/>
      <style:text-properties fo:language="de" fo:country="DE" officeooo:paragraph-rsid="0034b7ba"/>
    </style:style>
    <style:style style:name="P36" style:family="paragraph" style:parent-style-name="List_20_Paragraph">
      <style:paragraph-properties fo:margin-left="0in" fo:line-height="150%" fo:text-align="center" style:justify-single-word="false"/>
      <style:text-properties fo:language="de" fo:country="DE"/>
    </style:style>
    <style:style style:name="P37" style:family="paragraph" style:parent-style-name="List_20_Paragraph">
      <style:paragraph-properties fo:margin-left="0in" fo:margin-top="0in" fo:margin-bottom="0in" style:contextual-spacing="true" fo:line-height="200%" fo:text-align="start" style:justify-single-word="false" fo:orphans="2" fo:widows="2"/>
      <style:text-properties style:font-name="Arial" fo:font-size="14pt" fo:language="de" fo:country="DE" style:letter-kerning="false" style:font-name-asian="Calibri" style:font-size-asian="14pt" style:language-asian="en" style:country-asian="US" style:font-name-complex="Arial1" style:font-size-complex="14pt" style:language-complex="ar" style:country-complex="SA"/>
    </style:style>
    <style:style style:name="P38" style:family="paragraph" style:parent-style-name="List_20_Paragraph">
      <style:paragraph-properties fo:margin-left="0in" fo:margin-top="0in" fo:margin-bottom="0in" style:contextual-spacing="true" fo:line-height="200%" fo:text-align="start" style:justify-single-word="false" fo:orphans="2" fo:widows="2"/>
      <style:text-properties style:font-name="Arial" fo:font-size="11pt" fo:language="en" fo:country="GB" style:letter-kerning="false" style:font-name-asian="Calibri" style:font-size-asian="11pt" style:language-asian="en" style:country-asian="US" style:font-name-complex="Arial1" style:font-size-complex="11pt" style:language-complex="ar" style:country-complex="SA"/>
    </style:style>
    <style:style style:name="P39" style:family="paragraph" style:parent-style-name="Heading_20_1" style:master-page-name="Intro">
      <style:paragraph-properties fo:margin-top="0.0835in" fo:margin-bottom="0.0417in" style:contextual-spacing="true" fo:line-height="150%" fo:keep-together="always" fo:orphans="2" fo:widows="2" style:page-number="1" fo:break-before="page" fo:keep-with-next="always" style:writing-mode="lr-tb"/>
      <style:text-properties fo:font-size="12pt" fo:language="en" fo:country="US" officeooo:paragraph-rsid="0015833c" style:font-size-asian="12pt" style:font-size-complex="12pt"/>
    </style:style>
    <style:style style:name="P40" style:family="paragraph" style:parent-style-name="Heading_20_2">
      <style:text-properties officeooo:paragraph-rsid="003d93ac"/>
    </style:style>
    <style:style style:name="P41" style:family="paragraph" style:parent-style-name="Heading_20_2">
      <style:text-properties officeooo:rsid="00359c48" officeooo:paragraph-rsid="00359c48"/>
    </style:style>
    <style:style style:name="P42" style:family="paragraph" style:parent-style-name="Heading_20_2">
      <style:paragraph-properties fo:margin-left="0.4016in" fo:margin-top="0.0835in" fo:margin-bottom="0.0417in" style:contextual-spacing="true" fo:line-height="200%" fo:text-align="start" style:justify-single-word="false" fo:keep-together="always" fo:orphans="2" fo:widows="2" fo:text-indent="-0.4016in" style:auto-text-indent="false" fo:keep-with-next="always" style:writing-mode="lr-tb"/>
      <style:text-properties fo:font-weight="bold" style:font-name-asian="Calibri" style:font-weight-asian="bold" style:font-name-complex="Times New Roman"/>
    </style:style>
    <style:style style:name="P43" style:family="paragraph" style:parent-style-name="Heading_20_2">
      <style:text-properties fo:font-weight="bold" officeooo:rsid="00359c48" officeooo:paragraph-rsid="003a5b3f" style:font-weight-asian="bold"/>
    </style:style>
    <style:style style:name="P44" style:family="paragraph" style:parent-style-name="Heading_20_2">
      <style:paragraph-properties fo:margin-left="0.4016in" fo:margin-top="0.0835in" fo:margin-bottom="0.0417in" style:contextual-spacing="true" fo:line-height="200%" fo:text-align="start" style:justify-single-word="false" fo:keep-together="always" fo:orphans="2" fo:widows="2" fo:text-indent="-0.4016in" style:auto-text-indent="false" fo:keep-with-next="always" style:writing-mode="lr-tb"/>
      <style:text-properties officeooo:paragraph-rsid="0051cb68"/>
    </style:style>
    <style:style style:name="P45" style:family="paragraph" style:parent-style-name="Standard">
      <style:paragraph-properties fo:text-align="center" style:justify-single-word="false"/>
      <style:text-properties officeooo:rsid="003301e5" officeooo:paragraph-rsid="003301e5"/>
    </style:style>
    <style:style style:name="P46" style:family="paragraph" style:parent-style-name="Standard">
      <style:paragraph-properties fo:text-align="center" style:justify-single-word="false"/>
      <style:text-properties style:font-name="Arial" fo:font-size="14pt" officeooo:paragraph-rsid="003301e5" style:font-size-asian="14pt" style:font-name-complex="Arial1"/>
    </style:style>
    <style:style style:name="P47" style:family="paragraph" style:parent-style-name="Standard">
      <style:paragraph-properties fo:text-align="center" style:justify-single-word="false"/>
      <style:text-properties style:font-name="Arial" officeooo:paragraph-rsid="003301e5" style:font-name-complex="Arial1"/>
    </style:style>
    <style:style style:name="P48" style:family="paragraph" style:parent-style-name="Standard">
      <style:text-properties style:font-name="Arial" officeooo:paragraph-rsid="003301e5" style:font-name-complex="Arial1"/>
    </style:style>
    <style:style style:name="P49" style:family="paragraph" style:parent-style-name="Standard">
      <style:paragraph-properties fo:text-align="center" style:justify-single-word="false"/>
      <style:text-properties style:font-name="Arial" fo:language="en" fo:country="US" officeooo:paragraph-rsid="003301e5" style:font-name-complex="Arial1"/>
    </style:style>
    <style:style style:name="P50" style:family="paragraph" style:parent-style-name="Standard">
      <style:paragraph-properties fo:margin-top="0in" fo:margin-bottom="0in" style:contextual-spacing="false" fo:line-height="150%" fo:text-align="center" style:justify-single-word="false" fo:orphans="2" fo:widows="2"/>
      <style:text-properties style:font-name="Arial" fo:font-size="11pt" fo:language="en" fo:country="GB" fo:font-weight="bold" officeooo:rsid="000c3920" officeooo:paragraph-rsid="000c3920" style:letter-kerning="false" style:font-name-asian="Calibri" style:font-size-asian="11pt" style:language-asian="en" style:country-asian="US" style:font-weight-asian="bold" style:font-name-complex="Arial1" style:font-size-complex="11pt" style:language-complex="ar" style:country-complex="SA" style:font-weight-complex="bold"/>
    </style:style>
    <style:style style:name="P51" style:family="paragraph" style:parent-style-name="Standard">
      <style:paragraph-properties fo:text-align="center" style:justify-single-word="false"/>
      <style:text-properties officeooo:paragraph-rsid="003301e5"/>
    </style:style>
    <style:style style:name="P52" style:family="paragraph" style:parent-style-name="Standard">
      <style:text-properties officeooo:paragraph-rsid="003301e5"/>
    </style:style>
    <style:style style:name="P53" style:family="paragraph" style:parent-style-name="Standard" style:master-page-name="Zusammenfassung">
      <style:paragraph-properties fo:margin-left="0in" fo:margin-top="0in" fo:margin-bottom="0.0417in" style:contextual-spacing="true" fo:line-height="150%" fo:text-indent="0in" style:auto-text-indent="false" style:page-number="auto"/>
      <style:text-properties officeooo:paragraph-rsid="0034b7ba"/>
    </style:style>
    <style:style style:name="P54" style:family="paragraph" style:parent-style-name="Standard" style:master-page-name="table_20_of_20_contents">
      <style:paragraph-properties fo:margin-left="0in" fo:margin-top="0in" fo:margin-bottom="0.0417in" style:contextual-spacing="true" fo:line-height="150%" fo:text-indent="0in" style:auto-text-indent="false" style:page-number="auto"/>
    </style:style>
    <style:style style:name="P55" style:family="paragraph" style:parent-style-name="Standard">
      <style:paragraph-properties fo:line-height="150%"/>
      <style:text-properties fo:language="de" fo:country="DE"/>
    </style:style>
    <style:style style:name="P56" style:family="paragraph" style:parent-style-name="Standard" style:master-page-name="Table_20_of_20_Figures">
      <style:paragraph-properties fo:line-height="150%" style:page-number="auto"/>
      <style:text-properties fo:language="de" fo:country="DE" officeooo:rsid="0012c5eb" officeooo:paragraph-rsid="0012c5eb"/>
    </style:style>
    <style:style style:name="P57" style:family="paragraph" style:parent-style-name="Standard" style:master-page-name="Index_20_of_20_tables">
      <style:paragraph-properties style:page-number="auto"/>
      <style:text-properties officeooo:paragraph-rsid="00116d01"/>
    </style:style>
    <style:style style:name="P58" style:family="paragraph" style:parent-style-name="Standard">
      <style:paragraph-properties fo:margin-top="0.0835in" fo:margin-bottom="0.0417in" style:contextual-spacing="true" fo:line-height="150%" fo:text-align="justify" style:justify-single-word="false" fo:orphans="2" fo:widows="2" style:writing-mode="lr-tb"/>
      <style:text-properties officeooo:rsid="0048c225" officeooo:paragraph-rsid="0048c225"/>
    </style:style>
    <style:style style:name="P59" style:family="paragraph" style:parent-style-name="Standard">
      <style:paragraph-properties fo:margin-top="0.0835in" fo:margin-bottom="0.0417in" style:contextual-spacing="true" fo:line-height="150%" fo:orphans="2" fo:widows="2" style:writing-mode="lr-tb"/>
      <style:text-properties fo:font-size="12pt" fo:language="en" fo:country="US" fo:font-weight="normal" officeooo:rsid="003104d9" officeooo:paragraph-rsid="003104d9" style:font-name-asian="Calibri" style:font-size-asian="12pt" style:font-weight-asian="normal" style:font-name-complex="Arial1" style:font-size-complex="12pt" style:font-weight-complex="normal"/>
    </style:style>
    <style:style style:name="P60" style:family="paragraph" style:parent-style-name="Standard">
      <style:text-properties fo:font-size="12pt" officeooo:paragraph-rsid="0051cb68" style:font-size-asian="12pt" style:font-size-complex="12pt"/>
    </style:style>
    <style:style style:name="P61" style:family="paragraph" style:parent-style-name="Standard">
      <style:paragraph-properties fo:margin-top="0.0835in" fo:margin-bottom="0.0417in" style:contextual-spacing="true" fo:line-height="150%" fo:orphans="2" fo:widows="2" style:writing-mode="lr-tb"/>
      <style:text-properties fo:font-size="12pt" officeooo:paragraph-rsid="0051cb68" style:font-size-asian="12pt" style:font-size-complex="12pt"/>
    </style:style>
    <style:style style:name="P62" style:family="paragraph" style:parent-style-name="Standard">
      <style:paragraph-properties fo:margin-top="0.0835in" fo:margin-bottom="0.0417in" style:contextual-spacing="true" fo:line-height="150%" fo:text-align="justify" style:justify-single-word="false" fo:orphans="2" fo:widows="2" style:writing-mode="lr-tb"/>
      <style:text-properties fo:color="#c9211e" loext:opacity="100%" officeooo:rsid="0048c225" officeooo:paragraph-rsid="0048c225"/>
    </style:style>
    <style:style style:name="T1" style:family="text">
      <style:text-properties fo:language="de" fo:country="DE"/>
    </style:style>
    <style:style style:name="T2" style:family="text">
      <style:text-properties fo:language="de" fo:country="DE" fo:font-weight="bold" style:font-name-asian="Calibri" style:font-weight-asian="bold" style:font-name-complex="Arial1"/>
    </style:style>
    <style:style style:name="T3" style:family="text">
      <style:text-properties fo:language="de" fo:country="DE" fo:font-weight="bold" officeooo:rsid="0015833c" style:font-name-asian="Calibri" style:font-weight-asian="bold" style:font-name-complex="Arial1"/>
    </style:style>
    <style:style style:name="T4" style:family="text">
      <style:text-properties fo:language="de" fo:country="DE" officeooo:rsid="000c3920"/>
    </style:style>
    <style:style style:name="T5" style:family="text">
      <style:text-properties fo:language="de" fo:country="DE" style:font-name-asian="Calibri" style:font-name-complex="Arial1"/>
    </style:style>
    <style:style style:name="T6" style:family="text">
      <style:text-properties fo:font-size="16pt" fo:language="de" fo:country="DE" fo:font-weight="bold" style:font-size-asian="16pt" style:font-weight-asian="bold" style:font-size-complex="16pt" style:font-weight-complex="bold"/>
    </style:style>
    <style:style style:name="T7" style:family="text">
      <style:text-properties fo:font-size="16pt" fo:language="de" fo:country="DE" fo:font-weight="bold" fo:background-color="transparent" loext:char-shading-value="0" style:font-size-asian="16pt" style:font-weight-asian="bold" style:font-size-complex="16pt" style:font-weight-complex="bold"/>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4pt" fo:language="de" fo:country="DE" style:font-size-asian="14pt" style:font-size-complex="14pt"/>
    </style:style>
    <style:style style:name="T10" style:family="text">
      <style:text-properties fo:font-size="14pt" fo:language="de" fo:country="DE" fo:font-weight="bold" style:font-size-asian="14pt" style:font-weight-asian="bold" style:font-size-complex="14pt"/>
    </style:style>
    <style:style style:name="T11" style:family="text">
      <style:text-properties fo:font-size="14pt" fo:language="de" fo:country="DE" fo:font-weight="bold" fo:background-color="transparent" loext:char-shading-value="0" style:font-size-asian="14pt" style:font-weight-asian="bold" style:font-size-complex="14pt"/>
    </style:style>
    <style:style style:name="T12" style:family="text">
      <style:text-properties fo:font-size="17pt" fo:language="de" fo:country="DE" fo:font-weight="bold" style:font-size-asian="17pt" style:font-weight-asian="bold" style:font-name-complex="Times New Roman" style:font-size-complex="16pt"/>
    </style:style>
    <style:style style:name="T13" style:family="text">
      <style:text-properties style:font-name="Arial" fo:font-size="11pt" fo:language="en" fo:country="GB" fo:font-weight="bold" officeooo:rsid="000c3920" style:letter-kerning="false" fo:background-color="transparent" loext:char-shading-value="0" style:font-name-asian="Calibri" style:font-size-asian="11pt" style:language-asian="en" style:country-asian="US" style:font-weight-asian="bold" style:font-name-complex="Arial1" style:font-size-complex="11pt" style:language-complex="ar" style:country-complex="SA"/>
    </style:style>
    <style:style style:name="T14" style:family="text">
      <style:text-properties style:font-name="Arial" fo:font-size="14pt" style:font-size-asian="14pt" style:font-name-complex="Arial1"/>
    </style:style>
    <style:style style:name="T15" style:family="text">
      <style:text-properties style:font-name="Arial" fo:font-size="12pt" style:font-size-asian="12pt" style:font-name-complex="Arial1"/>
    </style:style>
    <style:style style:name="T16" style:family="text">
      <style:text-properties style:font-name="Arial" style:font-name-complex="Arial1"/>
    </style:style>
    <style:style style:name="T17" style:family="text">
      <style:text-properties style:font-name="Arial" officeooo:rsid="003301e5" style:font-name-complex="Arial1"/>
    </style:style>
    <style:style style:name="T18" style:family="text">
      <style:text-properties style:font-name="Arial" fo:language="en" fo:country="US" style:font-name-complex="Arial1"/>
    </style:style>
    <style:style style:name="T19" style:family="text">
      <style:text-properties fo:font-weight="bold" style:font-weight-asian="bold" style:font-weight-complex="bold"/>
    </style:style>
    <style:style style:name="T20" style:family="text">
      <style:text-properties fo:font-weight="bold" officeooo:rsid="0015833c" style:font-name-asian="Calibri" style:font-weight-asian="bold" style:font-name-complex="Arial1"/>
    </style:style>
    <style:style style:name="T21" style:family="text">
      <style:text-properties officeooo:rsid="0016dab6"/>
    </style:style>
    <style:style style:name="T22" style:family="text">
      <style:text-properties officeooo:rsid="00184fe9"/>
    </style:style>
    <style:style style:name="T23" style:family="text">
      <style:text-properties officeooo:rsid="00194ae1"/>
    </style:style>
    <style:style style:name="T24" style:family="text">
      <style:text-properties officeooo:rsid="0019eb51"/>
    </style:style>
    <style:style style:name="T25" style:family="text">
      <style:text-properties officeooo:rsid="001b9103"/>
    </style:style>
    <style:style style:name="T26" style:family="text">
      <style:text-properties officeooo:rsid="001d015c"/>
    </style:style>
    <style:style style:name="T27" style:family="text">
      <style:text-properties officeooo:rsid="001d8972"/>
    </style:style>
    <style:style style:name="T28" style:family="text">
      <style:text-properties officeooo:rsid="001e3e15"/>
    </style:style>
    <style:style style:name="T29" style:family="text">
      <style:text-properties officeooo:rsid="001f47bb"/>
    </style:style>
    <style:style style:name="T30" style:family="text">
      <style:text-properties officeooo:rsid="00208bb2"/>
    </style:style>
    <style:style style:name="T31" style:family="text">
      <style:text-properties officeooo:rsid="002caf06"/>
    </style:style>
    <style:style style:name="T32" style:family="text">
      <style:text-properties fo:font-size="12pt" fo:language="en" fo:country="US" fo:font-weight="bold" officeooo:rsid="0015833c" style:font-name-asian="Calibri" style:font-size-asian="12pt" style:font-weight-asian="bold" style:font-name-complex="Arial1" style:font-size-complex="12pt"/>
    </style:style>
    <style:style style:name="T33" style:family="text">
      <style:text-properties fo:font-size="12pt" fo:language="en" fo:country="US" fo:font-weight="normal" style:font-name-asian="Calibri" style:font-size-asian="12pt" style:font-weight-asian="normal" style:font-name-complex="Arial1" style:font-size-complex="12pt" style:font-weight-complex="normal"/>
    </style:style>
    <style:style style:name="T34" style:family="text">
      <style:text-properties fo:font-size="12pt" fo:language="en" fo:country="US" fo:font-weight="normal" officeooo:rsid="003d93ac" style:font-name-asian="Calibri" style:font-size-asian="12pt" style:font-weight-asian="normal" style:font-name-complex="Arial1" style:font-size-complex="12pt" style:font-weight-complex="normal"/>
    </style:style>
    <style:style style:name="T35" style:family="text">
      <style:text-properties fo:font-size="12pt" fo:language="en" fo:country="US" fo:font-weight="normal" officeooo:rsid="003f48eb" style:font-name-asian="Calibri" style:font-size-asian="12pt" style:font-weight-asian="normal" style:font-name-complex="Arial1" style:font-size-complex="12pt" style:font-weight-complex="normal"/>
    </style:style>
    <style:style style:name="T36" style:family="text">
      <style:text-properties fo:font-size="12pt" fo:language="en" fo:country="US" fo:font-weight="normal" officeooo:rsid="003fa4ce" style:font-name-asian="Calibri" style:font-size-asian="12pt" style:font-weight-asian="normal" style:font-name-complex="Arial1" style:font-size-complex="12pt" style:font-weight-complex="normal"/>
    </style:style>
    <style:style style:name="T37" style:family="text">
      <style:text-properties fo:font-size="12pt" fo:language="en" fo:country="US" fo:font-weight="normal" officeooo:rsid="003fe8d8" style:font-name-asian="Calibri" style:font-size-asian="12pt" style:font-weight-asian="normal" style:font-name-complex="Arial1" style:font-size-complex="12pt" style:font-weight-complex="normal"/>
    </style:style>
    <style:style style:name="T38" style:family="text">
      <style:text-properties fo:font-size="12pt" fo:language="en" fo:country="US" fo:font-weight="normal" officeooo:rsid="00402d25" style:font-name-asian="Calibri" style:font-size-asian="12pt" style:font-weight-asian="normal" style:font-name-complex="Arial1" style:font-size-complex="12pt" style:font-weight-complex="normal"/>
    </style:style>
    <style:style style:name="T39" style:family="text">
      <style:text-properties fo:font-size="12pt" fo:language="en" fo:country="US" fo:font-weight="normal" officeooo:rsid="003d8070" style:font-name-asian="Calibri" style:font-size-asian="12pt" style:font-weight-asian="normal" style:font-name-complex="Arial1" style:font-size-complex="12pt" style:font-weight-complex="normal"/>
    </style:style>
    <style:style style:name="T40" style:family="text">
      <style:text-properties fo:font-size="12pt" fo:language="en" fo:country="US" fo:font-weight="normal" officeooo:rsid="004186c6" style:font-name-asian="Calibri" style:font-size-asian="12pt" style:font-weight-asian="normal" style:font-name-complex="Arial1" style:font-size-complex="12pt" style:font-weight-complex="normal"/>
    </style:style>
    <style:style style:name="T41" style:family="text">
      <style:text-properties fo:font-size="12pt" fo:language="en" fo:country="US" fo:font-weight="normal" officeooo:rsid="0041d7b9" style:font-name-asian="Calibri" style:font-size-asian="12pt" style:font-weight-asian="normal" style:font-name-complex="Arial1" style:font-size-complex="12pt" style:font-weight-complex="normal"/>
    </style:style>
    <style:style style:name="T42" style:family="text">
      <style:text-properties fo:font-size="12pt" fo:language="en" fo:country="US" fo:font-weight="normal" officeooo:rsid="0042965b" style:font-name-asian="Calibri" style:font-size-asian="12pt" style:font-weight-asian="normal" style:font-name-complex="Arial1" style:font-size-complex="12pt" style:font-weight-complex="normal"/>
    </style:style>
    <style:style style:name="T43" style:family="text">
      <style:text-properties fo:font-size="12pt" fo:language="en" fo:country="US" fo:font-weight="normal" officeooo:rsid="0043fbb8" style:font-name-asian="Calibri" style:font-size-asian="12pt" style:font-weight-asian="normal" style:font-name-complex="Arial1" style:font-size-complex="12pt" style:font-weight-complex="normal"/>
    </style:style>
    <style:style style:name="T44" style:family="text">
      <style:text-properties fo:font-size="12pt" fo:language="en" fo:country="US" fo:font-weight="normal" officeooo:rsid="00459d31" style:font-name-asian="Calibri" style:font-size-asian="12pt" style:font-weight-asian="normal" style:font-name-complex="Arial1" style:font-size-complex="12pt" style:font-weight-complex="normal"/>
    </style:style>
    <style:style style:name="T45" style:family="text">
      <style:text-properties fo:font-size="12pt" fo:language="en" fo:country="US" fo:font-weight="normal" officeooo:rsid="0048fb0e" style:font-name-asian="Calibri" style:font-size-asian="12pt" style:font-weight-asian="normal" style:font-name-complex="Arial1" style:font-size-complex="12pt" style:font-weight-complex="normal"/>
    </style:style>
    <style:style style:name="T46" style:family="text">
      <style:text-properties fo:font-size="12pt" fo:language="en" fo:country="US" fo:font-weight="normal" officeooo:rsid="004a79e6" style:font-name-asian="Calibri" style:font-size-asian="12pt" style:font-weight-asian="normal" style:font-name-complex="Arial1" style:font-size-complex="12pt" style:font-weight-complex="normal"/>
    </style:style>
    <style:style style:name="T47" style:family="text">
      <style:text-properties fo:font-size="12pt" fo:language="en" fo:country="US" fo:font-weight="normal" officeooo:rsid="004adc22" style:font-name-asian="Calibri" style:font-size-asian="12pt" style:font-weight-asian="normal" style:font-name-complex="Arial1" style:font-size-complex="12pt" style:font-weight-complex="normal"/>
    </style:style>
    <style:style style:name="T48" style:family="text">
      <style:text-properties fo:font-size="12pt" fo:language="en" fo:country="US" fo:font-weight="normal" officeooo:rsid="004c5757" style:font-name-asian="Calibri" style:font-size-asian="12pt" style:font-weight-asian="normal" style:font-name-complex="Arial1" style:font-size-complex="12pt" style:font-weight-complex="normal"/>
    </style:style>
    <style:style style:name="T49" style:family="text">
      <style:text-properties fo:font-size="12pt" fo:language="en" fo:country="US" fo:font-weight="normal" officeooo:rsid="005133ee" style:font-name-asian="Calibri" style:font-size-asian="12pt" style:font-weight-asian="normal" style:font-name-complex="Arial1" style:font-size-complex="12pt" style:font-weight-complex="normal"/>
    </style:style>
    <style:style style:name="T50" style:family="text">
      <style:text-properties fo:font-size="12pt" fo:language="en" fo:country="US" fo:font-weight="normal" officeooo:rsid="0048c225" style:font-name-asian="Calibri" style:font-size-asian="12pt" style:font-weight-asian="normal" style:font-name-complex="Arial1" style:font-size-complex="12pt" style:font-weight-complex="normal"/>
    </style:style>
    <style:style style:name="T51" style:family="text">
      <style:text-properties fo:font-size="12pt" fo:language="en" fo:country="US" fo:font-style="italic" fo:font-weight="normal" officeooo:rsid="003fa4ce" style:font-name-asian="Calibri" style:font-size-asian="12pt" style:font-style-asian="italic" style:font-weight-asian="normal" style:font-name-complex="Arial1" style:font-size-complex="12pt" style:font-style-complex="italic" style:font-weight-complex="normal"/>
    </style:style>
    <style:style style:name="T52" style:family="text">
      <style:text-properties fo:font-size="12pt" fo:language="en" fo:country="US" style:font-name-asian="Calibri" style:font-size-asian="12pt" style:font-name-complex="Arial1" style:font-size-complex="12pt"/>
    </style:style>
    <style:style style:name="T53" style:family="text">
      <style:text-properties officeooo:rsid="003d8070"/>
    </style:style>
    <style:style style:name="T54" style:family="text">
      <style:text-properties style:text-position="super 58%" fo:font-size="12pt" fo:language="en" fo:country="US" fo:font-weight="normal" officeooo:rsid="003fa4ce" style:font-name-asian="Calibri" style:font-size-asian="12pt" style:font-weight-asian="normal" style:font-name-complex="Arial1" style:font-size-complex="12pt" style:font-weight-complex="normal"/>
    </style:style>
    <style:style style:name="T55" style:family="text">
      <style:text-properties fo:color="#000000" loext:opacity="100%" fo:font-size="12pt" fo:language="en" fo:country="US" fo:font-weight="normal" officeooo:rsid="005092cc" style:font-name-asian="Calibri" style:font-size-asian="12pt" style:font-weight-asian="normal" style:font-name-complex="Arial1" style:font-size-complex="12pt" style:font-weight-complex="normal"/>
    </style:style>
    <style:style style:name="T56" style:family="text">
      <style:text-properties fo:language="en" fo:country="US"/>
    </style:style>
    <style:style style:name="T57" style:family="text">
      <style:text-properties fo:language="en" fo:country="US" fo:font-weight="normal" officeooo:rsid="0051cb68" style:font-name-asian="Calibri" style:font-weight-asian="normal" style:font-name-complex="Arial1" style:font-weight-complex="normal"/>
    </style:style>
    <style:style style:name="T58" style:family="text">
      <style:text-properties fo:language="en" fo:country="US" fo:font-weight="normal" officeooo:rsid="00537908" style:font-name-asian="Calibri" style:font-weight-asian="normal" style:font-name-complex="Arial1" style:font-weight-complex="normal"/>
    </style:style>
    <style:style style:name="T59" style:family="text">
      <style:text-properties officeooo:rsid="0053790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 text:display-outline-level="0" text:name="Abbildung"/>
      </text:sequence-decls>
      <text:p text:style-name="P29" loext:marker-style-name="T1"/>
      <text:p text:style-name="P30" loext:marker-style-name="T1"><text:span text:style-name="T7"/></text:p>
      <text:p text:style-name="P30" loext:marker-style-name="T1"><text:span text:style-name="T7"/></text:p>
      <text:p text:style-name="P45" loext:marker-style-name="T14"><text:span text:style-name="T14">Charakterisierung des Viroms nach Lebertransplantation</text:span></text:p>
      <text:p text:style-name="P45" loext:marker-style-name="T14"><text:span text:style-name="T14">Characterization of the virome after liver transplantation</text:span></text:p>
      <text:p text:style-name="P46" loext:marker-style-name="T14"/>
      <text:p text:style-name="P47" loext:marker-style-name="T16"/>
      <text:p text:style-name="P47" loext:marker-style-name="T16"/>
      <text:p text:style-name="P51" loext:marker-style-name="T15"><text:span text:style-name="T15">Masterarbeit</text:span></text:p>
      <text:p text:style-name="P51" loext:marker-style-name="T16"><text:span text:style-name="T16">zur Erlangung des Hochschulgrades </text:span></text:p>
      <text:p text:style-name="P51" loext:marker-style-name="T18"><text:span text:style-name="T18">Master of Science (B.Sc./M.Sc.)</text:span></text:p>
      <text:p text:style-name="P49" loext:marker-style-name="T18"/>
      <text:p text:style-name="P51" loext:marker-style-name="T16"><text:span text:style-name="T16">im Studiengang Biomedizinische Datenwissenschaft</text:span></text:p>
      <text:p text:style-name="P51" loext:marker-style-name="T16"><text:span text:style-name="T16">der Medizinischen Hochschule Hannover</text:span></text:p>
      <text:p text:style-name="P47" loext:marker-style-name="T16"/>
      <text:p text:style-name="P47" loext:marker-style-name="T16"/>
      <text:p text:style-name="P47" loext:marker-style-name="T16"/>
      <text:p text:style-name="P51" loext:marker-style-name="T16"><text:span text:style-name="T16">vorgelegt von </text:span></text:p>
      <text:p text:style-name="P45" loext:marker-style-name="T16"><text:span text:style-name="T16">Sergej Ruff</text:span></text:p>
      <text:p text:style-name="P51" loext:marker-style-name="T16"><text:span text:style-name="T16">Geboren am </text:span><text:span text:style-name="T17">23.12.1997</text:span></text:p>
      <text:p text:style-name="P51" loext:marker-style-name="T16"><text:span text:style-name="T16">In </text:span><text:span text:style-name="T17">Kustanai, Kasachstan</text:span></text:p>
      <text:p text:style-name="P47" loext:marker-style-name="T16"/>
      <text:p text:style-name="P47" loext:marker-style-name="T16"/>
      <text:p text:style-name="P51" loext:marker-style-name="T16"><text:span text:style-name="T16">Hannover, &lt;Monat (ausgeschrieben) Jahr (Zahl)&gt;</text:span></text:p>
      <text:p text:style-name="P48" loext:marker-style-name="T16"><text:span text:style-name="T8"/></text:p>
      <text:p text:style-name="P33" loext:marker-style-name="T1"/>
      <text:p text:style-name="P34" loext:marker-style-name="T1"/>
      <text:p text:style-name="P36" loext:marker-style-name="T6"><text:span text:style-name="T6"/></text:p>
      <text:p text:style-name="P31" loext:marker-style-name="T1"><text:span text:style-name="T4"/></text:p>
      <text:p text:style-name="P31" loext:marker-style-name="T1"><text:span text:style-name="T13"/></text:p>
      <text:p text:style-name="P33" loext:marker-style-name="T1"/>
      <text:p text:style-name="P33" loext:marker-style-name="T1"/>
      <text:p text:style-name="P33" loext:marker-style-name="T1"/>
      <text:p text:style-name="P33" loext:marker-style-name="T1"/>
      <text:p text:style-name="P33" loext:marker-style-name="T1"/>
      <text:p text:style-name="P33" loext:marker-style-name="T1"/>
      <text:p text:style-name="P33" loext:marker-style-name="T1"/>
      <text:p text:style-name="P33" loext:marker-style-name="T1"/>
      <text:p text:style-name="P35" loext:marker-style-name="T1"/>
      <text:p text:style-name="P26"><text:span text:style-name="T16">Die vorliegende Masterarbeit wurde im Zeitraum vom </text:span><text:span text:style-name="T17">08.04.2024 </text:span><text:span text:style-name="T16">bis </text:span><text:span text:style-name="T17">08.10.2024</text:span></text:p>
      <text:p text:style-name="P15">im <text:s/>Twincore, Zentrum für Experimentelle und Klinische Infektionsforschung GmbH</text:p>
      <text:p text:style-name="P15">angefertigt.</text:p>
      <table:table table:name="Table1" table:style-name="Table1">
        <table:table-column table:style-name="Table1.A"/>
        <table:table-column table:style-name="Table1.B"/>
        <table:table-row table:style-name="Table1.1">
          <table:table-cell table:style-name="Table1.A1" office:value-type="string">
            <text:p text:style-name="P52" loext:marker-style-name="T16"><text:span text:style-name="T9">Erstgutachter/in: </text:span></text:p>
          </table:table-cell>
          <table:table-cell table:style-name="Table1.A1" office:value-type="string">
            <text:p text:style-name="P32" loext:marker-style-name="T10"><text:span text:style-name="T11">Jun. Prof. Dr. Chris Lauber</text:span></text:p>
          </table:table-cell>
        </table:table-row>
        <table:table-row table:style-name="Table1.1">
          <table:table-cell table:style-name="Table1.A1" office:value-type="string">
            <text:p text:style-name="P37" loext:marker-style-name="T9"/>
          </table:table-cell>
          <table:table-cell table:style-name="Table1.A1" office:value-type="string">
            <text:p text:style-name="P38" loext:marker-style-name="T9">Head of Computational Virology research group</text:p>
          </table:table-cell>
        </table:table-row>
        <table:table-row table:style-name="Table1.1">
          <table:table-cell table:style-name="Table1.A1" office:value-type="string">
            <text:p text:style-name="P37" loext:marker-style-name="T9"/>
          </table:table-cell>
          <table:table-cell table:style-name="Table1.A1" office:value-type="string">
            <text:p text:style-name="P38" loext:marker-style-name="T9"><text:span text:style-name="T9">TWINCORE - Centre for Experimental and Clinical Infection Research</text:span></text:p>
          </table:table-cell>
        </table:table-row>
        <table:table-row table:style-name="Table1.1">
          <table:table-cell table:style-name="Table1.A1" office:value-type="string">
            <text:p text:style-name="P37" loext:marker-style-name="T9"/>
          </table:table-cell>
          <table:table-cell table:style-name="Table1.A1" office:value-type="string">
            <text:p text:style-name="P38" loext:marker-style-name="T9"><text:span text:style-name="T9"/></text:p>
          </table:table-cell>
        </table:table-row>
        <table:table-row table:style-name="Table1.1">
          <table:table-cell table:style-name="Table1.A1" office:value-type="string">
            <text:p text:style-name="P52" loext:marker-style-name="T16"><text:span text:style-name="T9">Zweitgutachter/in: </text:span></text:p>
          </table:table-cell>
          <table:table-cell table:style-name="Table1.A1" office:value-type="string">
            <text:p text:style-name="P38" loext:marker-style-name="T10"><text:span text:style-name="T10"><text:s/></text:span></text:p>
          </table:table-cell>
        </table:table-row>
        <table:table-row table:style-name="Table1.1">
          <table:table-cell table:style-name="Table1.A1" office:value-type="string">
            <text:p text:style-name="P37" loext:marker-style-name="T9"/>
          </table:table-cell>
          <table:table-cell table:style-name="Table1.A1" office:value-type="string">
            <text:p text:style-name="P38" loext:marker-style-name="T9"><text:span text:style-name="T9"/></text:p>
          </table:table-cell>
        </table:table-row>
        <table:table-row table:style-name="Table1.1">
          <table:table-cell table:style-name="Table1.A1" office:value-type="string">
            <text:p text:style-name="P37" loext:marker-style-name="T9"/>
          </table:table-cell>
          <table:table-cell table:style-name="Table1.A1" office:value-type="string">
            <text:p text:style-name="P38" loext:marker-style-name="T9"><text:span text:style-name="T9"/></text:p>
          </table:table-cell>
        </table:table-row>
        <table:table-row table:style-name="Table1.1">
          <table:table-cell table:style-name="Table1.A1" office:value-type="string">
            <text:p text:style-name="P52" loext:marker-style-name="T16">Abgabedatum:</text:p>
          </table:table-cell>
          <table:table-cell table:style-name="Table1.A1" office:value-type="string">
            <text:p text:style-name="P37" loext:marker-style-name="T9"/>
          </table:table-cell>
        </table:table-row>
      </table:table>
      <text:p text:style-name="P28"/>
      <text:p text:style-name="P53"/>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text:a xlink:type="simple" xlink:href="#__RefHeading___Toc18628_1793155092" text:style-name="Index_20_Link" text:visited-style-name="Index_20_Link">1 Introduction<text:tab/>1</text:a></text:p>
          <text:p text:style-name="P8"><text:a xlink:type="simple" xlink:href="#__RefHeading___Toc672_1172864570" text:style-name="Index_20_Link" text:visited-style-name="Index_20_Link">1.1 Profile Hidden Markov Models<text:tab/>1</text:a></text:p>
          <text:p text:style-name="P8"><text:a xlink:type="simple" xlink:href="#__RefHeading___Toc674_1172864570" text:style-name="Index_20_Link" text:visited-style-name="Index_20_Link">1.2 Competition<text:tab/>3</text:a></text:p>
        </text:index-body>
      </text:table-of-content>
      <text:h text:style-name="P9" text:outline-level="1"/>
      <text:p text:style-name="P27"><text:bookmark-start text:name="_Toc114210896"/><text:bookmark-start text:name="_Toc114472789"/><text:bookmark-start text:name="__RefHeading___Toc18622_1793155092"/>L<text:bookmark-end text:name="_Toc114210896"/><text:bookmark-end text:name="_Toc114472789"/>ist of Abbreviations<text:bookmark-end text:name="__RefHeading___Toc18622_1793155092"/></text:p>
      <text:p text:style-name="P3"><text:span text:style-name="T19"/></text:p>
      <table:table table:name="Table2" table:style-name="Table2">
        <table:table-column table:style-name="Table2.A"/>
        <table:table-column table:style-name="Table2.B"/>
        <table:table-header-rows>
          <table:table-row table:style-name="Table2.1">
            <table:table-cell table:style-name="Table2.A1" office:value-type="string">
              <text:p text:style-name="P50" loext:marker-style-name="T1"><text:span text:style-name="T1">Abbreviations</text:span></text:p>
            </table:table-cell>
            <table:table-cell table:style-name="Table2.A1" office:value-type="string">
              <text:p text:style-name="P50" loext:marker-style-name="T1"><text:span text:style-name="T1">Meaning</text:span></text:p>
            </table:table-cell>
          </table:table-row>
        </table:table-header-rows>
        <table:table-row table:style-name="Table2.1">
          <table:table-cell table:style-name="Table2.A2" office:value-type="string">
            <text:p text:style-name="P13">pHMM</text:p>
          </table:table-cell>
          <table:table-cell table:style-name="Table2.A2" office:value-type="string">
            <text:p text:style-name="P16">Profile Hidden Markov Model</text:p>
          </table:table-cell>
        </table:table-row>
        <table:table-row table:style-name="Table2.1">
          <table:table-cell table:style-name="Table2.A3" office:value-type="string">
            <text:p text:style-name="P14">SRA</text:p>
          </table:table-cell>
          <table:table-cell table:style-name="Table2.A3" office:value-type="string">
            <text:p text:style-name="P17">Sequence Read Archive</text:p>
          </table:table-cell>
        </table:table-row>
      </table:table>
      <text:p text:style-name="P55" loext:marker-style-name="T1"/>
      <text:p text:style-name="P56"/>
      <text:illustration-index text:style-name="Sect1" text:name="Table of Figures1">
        <text:illustration-index-source text:caption-sequence-name="Tabell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index-body>
      </text:illustration-index>
      <text:p text:style-name="P12"/>
      <text:p text:style-name="P57"/>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Index of Tables</text:p>
          </text:index-title>
        </text:index-body>
      </text:table-index>
      <text:p text:style-name="Standard"/>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text:a xlink:type="simple" xlink:href="https://doi.org/10.1128/mbio.00598-13" text:style-name="Internet_20_link" text:visited-style-name="Visited_20_Internet_20_Link"/></text:p>
      <text:p text:style-name="Standard" loext:marker-style-name="T12"/>
      <text:p text:style-name="Standard" loext:marker-style-name="T12"/>
      <text:p text:style-name="Standard" loext:marker-style-name="T12"/>
      <text:p text:style-name="Standard" loext:marker-style-name="T12"><text:bookmark-start text:name="_Toc112752597"/><text:bookmark-start text:name="_Toc112751508"/><text:bookmark-start text:name="_Toc112674489"/></text:p>
      <text:h text:style-name="P39" text:outline-level="1"><text:bookmark-end text:name="_Toc112752597"/><text:bookmark-end text:name="_Toc112674489"/><text:bookmark-end text:name="_Toc112751508"/><text:bookmark-start text:name="__RefHeading___Toc18628_1793155092"/><text:bookmark-start text:name="_Toc114210899"/><text:bookmark-start text:name="_Toc114472792"/><text:bookmark-start text:name="_Ref113627126"/><text:span text:style-name="T20">I</text:span><text:bookmark-end text:name="_Toc114210899"/><text:bookmark-end text:name="_Toc114472792"/><text:bookmark-end text:name="_Ref113627126"/><text:span text:style-name="T20">ntroduction</text:span><text:bookmark-end text:name="__RefHeading___Toc18628_1793155092"/></text:h>
      <text:p text:style-name="P10"><text:span text:style-name="T32"/></text:p>
      <text:h text:style-name="P40" text:outline-level="2"><text:span text:style-name="T53">The need for</text:span> virus discovery</text:h>
      <text:p text:style-name="P11"><text:span text:style-name="T34">Between 1918 and 1919, an avian influenza virus, previously exclusively infecting waterfowl, </text:span><text:span text:style-name="T40">spread to</text:span><text:span text:style-name="T34"> farm poultry and pigs. Eventually, it breached the species barrier, posing a global threat to humans,resulting in the "Spanish Flu" pandemic. It infected one-third of the global population with more than 50 million deaths. </text:span><text:span text:style-name="T35">Major pandemics like the "Spanish Flu" occurred once or twice per century in the past. However, globalization, more air travel, growing population, and encroachment into animal have increased the frequency of major pandemics occurring over time. </text:span><text:span text:style-name="T36">The first 20 years of the 21</text:span><text:span text:style-name="T54">st</text:span><text:span text:style-name="T36"> century ha</text:span><text:span text:style-name="T41">ve</text:span><text:span text:style-name="T36"> seen 6 major pandemics </text:span><text:span text:style-name="T41">alone</text:span><text:span text:style-name="T36">. The first one was the 2002-2004 SARS pandemic caused by virus SARS CoV-1 belonging to </text:span><text:span text:style-name="T51">Coronaviridae</text:span><text:span text:style-name="T36"> family. Influenza A H1N1 caused the “swine flu” in 2009. </text:span><text:span text:style-name="T37">2012-2016 saw</text:span><text:span text:style-name="T36"> </text:span><text:span text:style-name="T37">the </text:span><text:span text:style-name="T36">Middle East Respiratory Syndrome (MERS) CoV Infection, </text:span><text:span text:style-name="T37">the Ebola virus pandemic and the Zika virus pandemic. </text:span><text:span text:style-name="T38">The latest pandemic so far has been the global </text:span><text:span text:style-name="T39">SARS-CoV2 Pandemic </text:span><text:span text:style-name="T38">of 2019 caused by severe acute respiratory syndrome coronavirus 2 (SARS CoV2). Notably all 6 major pandemics of this century have been caused by the viral infections, with the majority originating from animals and being transmitted through airborne means. </text:span><text:span text:style-name="T42">Viruses introduced through zoonosis face no host immunity in the new host species, as no immunity was previously established. The absence of immunity, coupled with airborne transmission, increasing population densities, and heightened human-animal interactions, facilitates rapid infections across entire populations. To avert potential global pandemics, it is i</text:span><text:span text:style-name="T43">mportant</text:span><text:span text:style-name="T42"> to identify the infecting </text:span><text:span text:style-name="T43">virus</text:span><text:span text:style-name="T42">, develop diagnostics, and promptly quarantine infected individuals. </text:span><text:span text:style-name="T44">The first step, viral discovery, is a more daunting task in comparison to bacterial or fungi discovery. </text:span><text:span text:style-name="T38">Reason being that while bacteria can be identified through cultures, microscoer region (ITS), there is a lack of appropriate viral cultures and no analogous viral sequencepy, and 16S rRNA sequencing, and fungi through sequencing of the internal transcribed spacs for all viruses that one could use for analysis. </text:span><text:span text:style-name="T46">Despite this, discovering new viruses is a crucial task, as there are </text:span><text:span text:style-name="T49">an </text:span><text:soft-page-break/><text:span text:style-name="T49">estimated </text:span><text:span text:style-name="T46">3*10⁵ viral species </text:span><text:span text:style-name="T47">stemming from mammals</text:span><text:span text:style-name="T46">, which may cause infectious diseases in humans.</text:span></text:p>
      <text:p text:style-name="P11"><text:span text:style-name="T46"/></text:p>
      <text:p text:style-name="P62"><text:span text:style-name="T38">B</text:span><text:span text:style-name="T33">esides identification of viruses during possible pandemic and disease scenarios, viral discovery could enhance our comprehension of the </text:span><text:span text:style-name="T48">human </text:span><text:span text:style-name="T33">virome – the collective population of viruses inhabiting the human body and the possible interactions between those viruses and the human body. </text:span><text:span text:style-name="T45">Each individual has a virome consisting of over 10¹³ viral particles. </text:span><text:span text:style-name="T55">Besseren Übergang finden zum Nicht-Tödlichen Teil.</text:span></text:p>
      <text:p text:style-name="P58"><text:span text:style-name="T45"/></text:p>
      <text:h text:style-name="P44" text:outline-level="2"><text:span text:style-name="T52">History of viral discovery</text:span></text:h>
      <text:p text:style-name="P61"><text:span text:style-name="T57">Viral disc</text:span><text:span text:style-name="T58">overy, the identification of newly emerging and previosly unknown viruses, began with Russian biologist Dmitri Ivanovsky's identification of the tobacco mosaic virus (TMV) in 1892.</text:span></text:p>
      <text:p text:style-name="P24"/>
      <text:p text:style-name="P24">→ Erwähnen, dass unprozessierte Daten existieren, die viele virale Daten enthalten, selbst wenn die Daten nicht zu diesem Zweck erhoben wurden. Das gibt einem die Möglichkeit neue Viren in hochdurchsatz Format zu analysieren. Ein beispielsquelle ist SRA (vollen Namen nutzen und dann im Abbreviation erwähnen).</text:p>
      <text:p text:style-name="P24">→ Notwendig betonen, dass man virusdaten aus unprozessierten Daten analysieren sollte.</text:p>
      <text:p text:style-name="P60"/>
      <text:h text:style-name="P41" text:outline-level="2"><text:span text:style-name="T3">„H</text:span><text:span text:style-name="T2">unting“ for viruses in unprocessed data </text:span></text:h>
      <text:p text:style-name="P25"/>
      <text:p text:style-name="P23"><text:span text:style-name="T5"/></text:p>
      <text:h text:style-name="P42" text:outline-level="2"><text:bookmark-start text:name="__RefHeading___Toc672_1172864570"/>Profile Hidden Markov Models<text:bookmark-end text:name="__RefHeading___Toc672_1172864570"/></text:h>
      <text:p text:style-name="P16"><text:span text:style-name="T2"/></text:p>
      <text:p text:style-name="P18">Profile Hidden Markov Models are used to classify Proteins into Families. Proteins are organized into families represented by multiple sequence allignments. <text:soft-page-break/>Classifying them into families is important, since conserved domains of set families also point to their functions. Paired Similarity Comparisons such as BLAST searches fail to detect the subtle similarities. PHH find those similarities.</text:p>
      <text:p text:style-name="P18"/>
      <text:p text:style-name="P18">→ a proﬁle HMM is a statistical model of a multiple sequence alignment, where</text:p>
      <text:p text:style-name="P18">probabilities are assigned to each amino acid at each position in the alignment, and to the transitions between positions.</text:p>
      <text:p text:style-name="P18">→ <text:span text:style-name="T30">pHHM have formal probabilistic basis and a consis-</text:span>tent theory behind insertion and gap scores</text:p>
      <text:p text:style-name="P18">→ <text:span text:style-name="T25">Nature uses protein domains as building blocks, shuffling them to create multi-domain proteins. Domains are conserved part of the protein that have a function and can work independently (often). It makes more sence to calssify the domains not entire proteins into families.</text:span></text:p>
      <text:p text:style-name="P18">→ <text:span text:style-name="T30">MSA: In a multiple sequence alignment, several sequences are ﬁtted on top of each other,</text:span>such that the amino acids placed above each other in the alignment are as similar as possible. <text:span text:style-name="T30">MSAs allow representation inserts and deletions (dashes).</text:span></text:p>
      <text:p text:style-name="P18">→ <text:span text:style-name="T26">Sequence similarties between proteins of the same domain might be really low (sequence of RNA-polymerase domain are highly diverse). So traditional BLASt comparisons will fail here.</text:span></text:p>
      <text:p text:style-name="P18">→ <text:span text:style-name="T27">we construct alignments to break proteins into domains for a given family. We construct profiles for each domain and we compare new sequences against that domain-profile.identify common sequence characteristics</text:span></text:p>
      <text:p text:style-name="P18">→ <text:span text:style-name="T21">We have MSA and theta (fraction of maximum inserts), </text:span><text:span text:style-name="T24">pseudocount</text:span><text:span text:style-name="T21"> as Input.</text:span></text:p>
      <text:p text:style-name="P18">→ <text:span text:style-name="T24">The used MSA consists of known already known members of the protein family ( for example RNA-polymerase). We construct our profile for that known protein family </text:span><text:span text:style-name="T29">based on the MSA</text:span><text:span text:style-name="T24">.</text:span></text:p>
      <text:p text:style-name="P18">→ <text:span text:style-name="T30">GOAL: be used to locate struc-</text:span>turally or functionally important residues, since they are conserved in the sequences</text:p>
      <text:p text:style-name="P18">and consequently receives high probabilities in the HMM.</text:p>
      <text:p text:style-name="P18">→ <text:span text:style-name="T21">output: transition and emission matrices of the profile HMM.</text:span></text:p>
      <text:p text:style-name="P18"><text:soft-page-break/>→ <text:span text:style-name="T24">We use pHMM to decide if our new unknown protein belongs to the protein family depicted by the profile (is it an RNA-Polymerase?).</text:span></text:p>
      <text:p text:style-name="P18">→ <text:span text:style-name="T21">We remove columns where the fraction of insertions exceeds a threshold theta. We get a MSA where each column has a relativly low number of insertions.</text:span></text:p>
      <text:p text:style-name="P18">→ <text:span text:style-name="T21">We construct a profile of that allignment.</text:span></text:p>
      <text:p text:style-name="P18">→ <text:span text:style-name="T21">each node has an emission propability corresponding to all possible proteins possible.</text:span></text:p>
      <text:p text:style-name="P18">→ <text:span text:style-name="T21">emission states: </text:span><text:span text:style-name="T22">We define the emission propability as the count of the emitted aminoacids from a specific state/ column/position.</text:span></text:p>
      <text:p text:style-name="P18">→ <text:span text:style-name="T21">transitions states: We generate hidden paths for each row (msa) in the profile. <text:s/></text:span><text:span text:style-name="T29">Transition state „from“ a state should add up to 1, except end state which doesnt have any. Count number of states (number of sequences in msa) and divide them with number of sequences in that state. If I have 10 sequences and 5 go to match, 3 to insert and 2 to delete at position M4, than the propability of match at M4 is 5/10 = 50 %.</text:span></text:p>
      <text:p text:style-name="P18">→ <text:span text:style-name="T23">All Amino acids are represented. If an amino acid did not appear in our MSA, then if will be represented by a pseudocount with a small propability (1/20). Its never 0 propability.</text:span></text:p>
      <text:p text:style-name="P18">A proﬁle HMM consists of a collection of states of three kinds (Figure 9): match</text:p>
      <text:p text:style-name="P18">states, which correspond to the positions in the consensus sequence, insert states,</text:p>
      <text:p text:style-name="P18">which model insertions with respect to the consensus, and delete states, which repre-</text:p>
      <text:p text:style-name="P18">sent deletions with respect to the consensus.</text:p>
      <text:p text:style-name="P18">→ <text:span text:style-name="T21">Start and End states also exist. </text:span><text:span text:style-name="T29">End states are unique to pHMM, since traditional HMM dont have an endstate.</text:span></text:p>
      <text:p text:style-name="P18">→ <text:span text:style-name="T21">Match states: These are transitions between positions where our sequence matches something in our model. </text:span><text:span text:style-name="T29">The match states represent the conserved regions. Eachz Match state will represent 1 Amino acid, since we can emmit only a single symbol. </text:span><text:span text:style-name="T31">Match state bildet die Konsensussequenz ab und die Inserts und deletes werden durch andere states abgebildet.</text:span></text:p>
      <text:p text:style-name="P18"><text:soft-page-break/>→ <text:span text:style-name="T21">Insertionsstates model inserts and are the only once that loop with themselfs. </text:span><text:span text:style-name="T29">Meaning the pHH is unidirectional otherwise. We always move forward from start state to end state with no returns to an old state. There are other models which allow going back. They allow repeat alignments. We can use the frequency of amino acids in nature for the insert propability if msa is not given for a specific amino acid.</text:span><text:span text:style-name="T30">loops </text:span><text:span text:style-name="T29">allow for arbitrary length insertions</text:span>relative to the consensus sequence</text:p>
      <text:p text:style-name="P18">→ <text:span text:style-name="T21">Deletionsstates also exist. They do not ha</text:span><text:span text:style-name="T30">v</text:span><text:span text:style-name="T21">e emission states.</text:span></text:p>
      <text:p text:style-name="P19">→ <text:span text:style-name="T24">We use vitebri Algorithm to find optimal hidden path. If propabilty threshold is satisfied, we classify the unknown protein as belonging to the family. Number of rows in virtebri diagram corresponds to number of emitted states in HMM diagram.</text:span></text:p>
      <text:p text:style-name="P19">→ <text:span text:style-name="T28">Pfam is a commonly used Profile Hidden Markov Model Database. Here we use custom once.</text:span></text:p>
      <text:p text:style-name="P19">→ <text:span text:style-name="T29">disadvantage: We can start wil an insert. We have to start with a match state. Meaning we always start with a conserved region.</text:span></text:p>
      <text:p text:style-name="P19"/>
      <text:h text:style-name="P43" text:outline-level="2">„gathering“ their genome sequences for assembly</text:h>
      <text:h text:style-name="Heading_20_2" text:outline-level="2"><text:bookmark-start text:name="__RefHeading___Toc674_1172864570"/>Competition<text:bookmark-end text:name="__RefHeading___Toc674_1172864570"/></text:h>
      <text:p text:style-name="P20"/>
      <text:p text:style-name="P22">DAMIAN</text:p>
      <text:p text:style-name="P20"/>
      <text:p text:style-name="P22">Petabase-scale sequence alignment catalyses viral discovery</text:p>
      <text:p text:style-name="P20"/>
      <text:p text:style-name="P21">Seratus → A cloud computing infrastructure.</text:p>
      <text:p text:style-name="P21">Performs ultra-high-throuout sequence alignment at petabase scale → meaned for large datasets in petabase size.</text:p>
      <text:p text:style-name="P21"/>
      <text:h text:style-name="Heading_20_2" text:outline-level="2">Aim of thesi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GB" style:letter-kerning="false" style:font-name-asian="Calibri"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GB" style:letter-kerning="false" style:font-name-asian="Calibri"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Überschrift_20_1_20_Zchn" style:auto-update="true" style:default-outline-level="1" style:class="text">
      <style:paragraph-properties fo:margin-top="0.0835in" fo:margin-bottom="0.0417in" style:contextual-spacing="true" fo:line-height="200%" fo:text-align="justify" style:justify-single-word="false" fo:keep-together="always" fo:keep-with-next="always"/>
      <style:text-properties fo:font-size="14pt" fo:font-weight="bold" style:font-name-asian="Calibri"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style>
    <style:style style:name="Heading_20_2" style:display-name="Heading 2" style:family="paragraph" style:parent-style-name="Standard" style:next-style-name="Standard" loext:linked-style-name="Überschrift_20_2_20_Zchn" style:auto-update="true" style:default-outline-level="2" style:class="text">
      <style:paragraph-properties fo:margin-left="0.4016in" fo:margin-top="0.0835in" fo:margin-bottom="0.0417in" style:contextual-spacing="true" fo:line-height="200%" fo:keep-together="always" fo:text-indent="-0.4016in" style:auto-text-indent="false" fo:keep-with-next="always"/>
      <style:text-properties fo:font-size="12pt"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2pt" style:font-weight-complex="bold"/>
    </style:style>
    <style:style style:name="Heading_20_3" style:display-name="Heading 3" style:family="paragraph" style:parent-style-name="Standard" style:next-style-name="Standard" loext:linked-style-name="Überschrift_20_3_20_Zchn" style:auto-update="true" style:default-outline-level="3" style:class="text">
      <style:paragraph-properties fo:margin-top="0.028in" fo:margin-bottom="0in" style:contextual-spacing="true" fo:line-height="150%" fo:keep-together="always" fo:keep-with-next="always"/>
      <style:text-properties fo:font-size="14pt" fo:language="de" fo:country="DE" fo:font-weight="bold" style:font-name-asian="Calibri" style:font-family-asian="Calibri" style:font-family-generic-asian="system" style:font-pitch-asian="variable" style:font-size-asian="14pt" style:font-weight-asian="bold" style:font-size-complex="12pt"/>
    </style:style>
    <style:style style:name="Heading_20_4" style:display-name="Heading 4" style:family="paragraph" style:parent-style-name="Standard" style:next-style-name="Standard" loext:linked-style-name="Überschrift_20_4_20_Zchn" style:auto-update="true" style:default-outline-level="4" style:class="text">
      <style:paragraph-properties fo:margin-top="0.111in" fo:margin-bottom="0.0835in" style:contextual-spacing="true" fo:line-height="200%" fo:keep-together="always" fo:keep-with-next="always"/>
      <style:text-properties fo:font-size="13pt" fo:font-weight="bold" style:font-name-asian="Calibri" style:font-family-asian="Calibri" style:font-family-generic-asian="system" style:font-pitch-asian="variable" style:font-size-asian="13pt" style:font-weight-asian="bold"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Überschrift_20_5_20_Zchn" style:default-outline-level="5" style:class="text">
      <style:paragraph-properties fo:margin-top="0.028in" fo:margin-bottom="0in" style:contextual-spacing="false" fo:keep-together="always" fo:keep-with-next="always"/>
      <style:text-properties fo:color="#365f91"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Überschrift_20_7_20_Zchn" style:default-outline-level="7"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Überschrift_20_8_20_Zchn" style:default-outline-level="8" style:class="text">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ize="10.5pt" style:font-name-asian="Calibri" style:font-family-asian="Calibri" style:font-family-generic-asian="system" style:font-pitch-asian="variable" style:font-size-asian="10.5pt" style:font-name-complex="Times New Roman" style:font-family-complex="'Times New Roman'"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class="text">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ize="10.5pt" fo:font-style="italic" style:font-name-asian="Calibri" style:font-family-asian="Calibri"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class="index">
      <style:paragraph-properties fo:margin-left="0.3071in" fo:margin-top="0.0835in" fo:margin-bottom="0.0835in" style:contextual-spacing="false" fo:line-height="150%" fo:text-indent="-0.3071in" style:auto-text-indent="false">
        <style:tab-stops>
          <style:tab-stop style:position="0.3055in"/>
          <style:tab-stop style:position="6.2929in" style:type="right" style:leader-style="dotted" style:leader-text="."/>
        </style:tab-stops>
      </style:paragraph-properties>
      <style:text-properties fo:font-weight="bold" style:font-weight-asian="bold" style:font-name-complex="Calibri" style:font-family-complex="Calibri"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class="index">
      <style:paragraph-properties fo:margin-left="0.5in" fo:margin-right="0.1972in" fo:margin-top="0.0835in" fo:margin-bottom="0.0835in" style:contextual-spacing="false" fo:line-height="150%" fo:text-indent="-0.5in" style:auto-text-indent="false"/>
      <style:text-properties fo:font-weight="bold" style:font-weight-asian="bold" style:font-name-complex="Calibri" style:font-family-complex="Calibri" style:font-family-generic-complex="system" style:font-pitch-complex="variable" style:font-size-complex="10pt" style:font-weight-complex="bold"/>
    </style:style>
    <style:style style:name="Contents_20_3" style:display-name="Contents 3" style:family="paragraph" style:parent-style-name="Standard" style:next-style-name="Standard" style:auto-update="true" style:class="index">
      <style:paragraph-properties fo:margin-left="0.7638in" fo:margin-top="0.0835in" fo:margin-bottom="0.0835in" style:contextual-spacing="false" fo:line-height="150%" fo:text-indent="-0.6102in" style:auto-text-indent="false">
        <style:tab-stops>
          <style:tab-stop style:position="0.611in"/>
          <style:tab-stop style:position="6.2929in" style:type="right" style:leader-style="dotted" style:leader-text="."/>
        </style:tab-stops>
      </style:paragraph-properties>
      <style:text-properties style:font-name-complex="Calibri"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0.8071in" fo:margin-right="0.1972in" fo:margin-top="0.0835in" fo:margin-bottom="0.0835in" style:contextual-spacing="false" fo:line-height="150%" fo:text-indent="-0.5in" style:auto-text-indent="false"/>
      <style:text-properties style:font-name-complex="Calibri"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4583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611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0.7638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0.9165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1.0693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en" style:country-asian="GB"/>
    </style:style>
    <style:style style:name="Formatvorlage1" style:family="paragraph" style:parent-style-name="Heading_20_1" style:default-outline-level="1" style:list-style-name="">
      <style:text-properties fo:language="de" fo:country="DE"/>
    </style:style>
    <style:style style:name="caption" style:family="paragraph" style:parent-style-name="Standard" style:next-style-name="Standard" style:auto-update="true">
      <style:paragraph-properties fo:margin-top="0.0555in" fo:margin-bottom="0.028in" style:contextual-spacing="false" fo:line-height="100%"/>
      <style:text-properties fo:font-size="9pt" fo:font-weight="bold" style:font-size-asian="9pt" style:font-weight-asian="bold" style:font-size-complex="9pt" style:font-style-complex="italic"/>
    </style:style>
    <style:style style:name="List_20_Paragraph" style:display-name="List Paragraph" style:family="paragraph" style:parent-style-name="Standard">
      <style:paragraph-properties fo:margin-left="0.5in" fo:margin-top="0in" fo:margin-bottom="0.111in" style:contextual-spacing="true"/>
    </style:style>
    <style:style style:name="Figure_20_Index_20_1" style:display-name="Figure Index 1" style:family="paragraph" style:parent-style-name="Standard" style:next-style-name="Standard" style:class="index">
      <style:paragraph-properties fo:margin-top="0.0835in" fo:margin-bottom="0.0835in" style:contextual-spacing="false" fo:line-height="15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Kopfzeile_20_Zchn" style:display-name="Kopfzeile Zchn" style:family="text" style:parent-style-name="Default_20_Paragraph_20_Font_20__28_WW_29_" loext:linked-style-name="Header"/>
    <style:style style:name="Fußzeile_20_Zchn" style:display-name="Fußzeile Zchn" style:family="text" style:parent-style-name="Default_20_Paragraph_20_Font_20__28_WW_29_" loext:linked-style-name="Footer"/>
    <style:style style:name="Überschrift_20_1_20_Zchn" style:display-name="Überschrift 1 Zchn" style:family="text" style:parent-style-name="Default_20_Paragraph_20_Font_20__28_WW_29_" loext:linked-style-name="Heading_20_1">
      <style:text-properties fo:font-size="17pt" fo:font-weight="bold" style:font-name-asian="Calibri" style:font-family-asian="Calibri" style:font-family-generic-asian="system" style:font-pitch-asian="variable" style:font-size-asian="17pt" style:font-weight-asian="bold" style:font-name-complex="Times New Roman" style:font-family-complex="'Times New Roman'" style:font-family-generic-complex="system" style:font-pitch-complex="variable" style:font-size-complex="16pt"/>
    </style:style>
    <style:style style:name="Überschrift_20_2_20_Zchn" style:display-name="Überschrift 2 Zchn" style:family="text" style:parent-style-name="Default_20_Paragraph_20_Font_20__28_WW_29_" loext:linked-style-name="Heading_20_2">
      <style:text-properties fo:font-size="15pt" fo:font-weight="bold" style:font-name-asian="Calibri" style:font-family-asian="Calibri" style:font-family-generic-asian="system" style:font-pitch-asian="variable" style:font-size-asian="15pt" style:font-weight-asian="bold" style:font-name-complex="Times New Roman" style:font-family-complex="'Times New Roman'" style:font-family-generic-complex="system" style:font-pitch-complex="variable" style:font-size-complex="13pt"/>
    </style:style>
    <style:style style:name="Überschrift_20_3_20_Zchn" style:display-name="Überschrift 3 Zchn" style:family="text" style:parent-style-name="Default_20_Paragraph_20_Font_20__28_WW_29_" loext:linked-style-name="Heading_20_3">
      <style:text-properties fo:font-size="14pt" fo:language="de" fo:country="DE" fo:font-weight="bold" style:font-name-asian="Calibri" style:font-family-asian="Calibri" style:font-family-generic-asian="system" style:font-pitch-asian="variable" style:font-size-asian="14pt" style:font-weight-asian="bold" style:font-size-complex="12pt"/>
    </style:style>
    <style:style style:name="Überschrift_20_4_20_Zchn" style:display-name="Überschrift 4 Zchn" style:family="text" style:parent-style-name="Default_20_Paragraph_20_Font_20__28_WW_29_" loext:linked-style-name="Heading_20_4">
      <style:text-properties fo:font-size="13pt" fo:font-weight="bold" style:font-name-asian="Calibri" style:font-family-asian="Calibri" style:font-family-generic-asian="system" style:font-pitch-asian="variable" style:font-size-asian="13pt" style:font-weight-asian="bold" style:font-name-complex="Times New Roman" style:font-family-complex="'Times New Roman'" style:font-family-generic-complex="system" style:font-pitch-complex="variable" style:font-style-complex="italic"/>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Überschrift_20_5_20_Zchn" style:display-name="Überschrift 5 Zchn" style:family="text" style:parent-style-name="Default_20_Paragraph_20_Font_20__28_WW_29_" loext:linked-style-name="Heading_20_5">
      <style:text-properties fo:color="#365f91"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_20__28_WW_29_" loext:linked-style-name="Heading_20_6">
      <style:text-properties fo:color="#243f60"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Überschrift_20_7_20_Zchn" style:display-name="Überschrift 7 Zchn" style:family="text" style:parent-style-name="Default_20_Paragraph_20_Font_20__28_WW_29_" loext:linked-style-name="Heading_20_7">
      <style:text-properties fo:color="#243f60" loext:opacity="10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Überschrift_20_8_20_Zchn" style:display-name="Überschrift 8 Zchn" style:family="text" style:parent-style-name="Default_20_Paragraph_20_Font_20__28_WW_29_" loext:linked-style-name="Heading_20_8">
      <style:text-properties fo:color="#272727" loext:opacity="100%" style:font-name="Cambria" fo:font-family="Cambria" style:font-family-generic="roman" style:font-pitch="variable" fo:font-size="10.5pt" style:font-name-asian="Calibri" style:font-family-asian="Calibri" style:font-family-generic-asian="system" style:font-pitch-asian="variable" style:font-size-asian="10.5pt" style:font-name-complex="Times New Roman" style:font-family-complex="'Times New Roman'" style:font-family-generic-complex="system" style:font-pitch-complex="variable" style:font-size-complex="10.5pt">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_20__28_WW_29_" loext:linked-style-name="Heading_20_9">
      <style:text-properties fo:color="#272727" loext:opacity="100%" style:font-name="Cambria" fo:font-family="Cambria" style:font-family-generic="roman" style:font-pitch="variable" fo:font-size="10.5pt" fo:font-style="italic" style:font-name-asian="Calibri" style:font-family-asian="Calibri"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Placeholder_20_Text" style:display-name="Placeholder Text" style:family="text" style:parent-style-name="Default_20_Paragraph_20_Font_20__28_WW_29_">
      <style:text-properties fo:color="#808080" loext:opacity="100%"/>
    </style:style>
    <style:style style:name="hgkelc" style:family="text" style:parent-style-name="Default_20_Paragraph_20_Font_20__28_WW_29_"/>
    <style:style style:name="it"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26pt" style:font-size-asian="26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26pt" style:font-size-asian="26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Larissa">
      <loext:theme-colors loext:name="Larissa">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MP2" style:family="paragraph" style:parent-style-name="Header">
      <style:paragraph-properties fo:text-align="center" style:justify-single-word="false"/>
      <style:text-properties officeooo:rsid="0012a75c" officeooo:paragraph-rsid="0012a75c"/>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officeooo:rsid="0034b7ba" officeooo:paragraph-rsid="0034b7ba"/>
    </style:style>
    <style:style style:name="MP5" style:family="paragraph" style:parent-style-name="Header">
      <style:paragraph-properties fo:text-align="center" style:justify-single-word="false"/>
      <style:text-properties officeooo:rsid="00116d01" officeooo:paragraph-rsid="00116d01"/>
    </style:style>
    <style:page-layout style:name="Mpm1">
      <style:page-layout-properties fo:page-width="8.2681in" fo:page-height="11.6929in" style:num-format="I" style:print-orientation="portrait" fo:margin-top="0.4925in" fo:margin-bottom="0.7874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I" style:print-orientation="portrait" fo:margin-top="0.4925in" fo:margin-bottom="0.4925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925in" fo:margin-bottom="0.4925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953in" fo:margin-left="0in" fo:margin-right="0in" fo:margin-top="0.2555in" style:dynamic-spacing="true"/>
      </style:footer-style>
    </style:page-layout>
    <style:page-layout style:name="Mpm4">
      <style:page-layout-properties fo:page-width="8.2681in" fo:page-height="11.6929in" style:num-format="1" style:print-orientation="portrait" fo:margin-top="0.4925in" fo:margin-bottom="0.4925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5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page-layout style:name="Mpm1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field:fieldmark-start text:name="Bookmark" field:type="vnd.oasis.opendocument.field.UNHANDLED"><field:param field:name="vnd.oasis.opendocument.field.code" field:value="STYLEREF  &quot;Überschrift 1&quot;  \* MERGEFORMAT"/><field:param field:name="vnd.oasis.opendocument.field.id" field:value="10"/></field:fieldmark-start><field:fieldmark-separator/><field:fieldmark-end/><text:tab/></text:p>
      </style:header>
    </style:master-page>
    <style:master-page style:name="Converted2" style:page-layout-name="Mpm2" draw:style-name="Mdp1" style:next-style-name="Intro"/>
    <style:master-page style:name="Converted4" style:page-layout-name="Mpm3" draw:style-name="Mdp1" style:next-style-name="Intro">
      <style:header>
        <text:p text:style-name="Header"/>
      </style:header>
      <style:footer>
        <text:p text:style-name="MP1"><text:page-number text:select-page="current">0</text:page-number></text:p>
        <text:p text:style-name="Footer"/>
      </style:footer>
    </style:master-page>
    <style:master-page style:name="Intro" style:page-layout-name="Mpm4" draw:style-name="Mdp1">
      <style:header>
        <text:p text:style-name="MP2">Introduction</text:p>
      </style:header>
      <style:footer>
        <text:p text:style-name="MP3"><text:page-number text:select-page="current">5</text:page-number></text:p>
      </style:footer>
    </style:master-page>
    <style:master-page style:name="Abstract" style:page-layout-name="Mpm5" draw:style-name="Mdp1">
      <style:header>
        <text:p text:style-name="MP4">Zusammenfassung</text:p>
      </style:header>
      <style:footer>
        <text:p text:style-name="MP3"><text:page-number style:num-format="I" text:select-page="current">I</text:page-number></text:p>
      </style:footer>
    </style:master-page>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11" draw:style-name="Mdp1"/>
    <style:master-page style:name="Endnote" style:page-layout-name="Mpm11" draw:style-name="Mdp1"/>
    <style:master-page style:name="Landscape" style:page-layout-name="Mpm12" draw:style-name="Mdp1"/>
    <style:master-page style:name="table_20_of_20_contents" style:display-name="table of contents" style:page-layout-name="Mpm13" draw:style-name="Mdp1">
      <style:header>
        <text:p text:style-name="MP5">Table of Contents</text:p>
      </style:header>
      <style:footer>
        <text:p text:style-name="MP3"><text:page-number style:num-format="I" text:select-page="current">III</text:page-number></text:p>
      </style:footer>
    </style:master-page>
    <style:master-page style:name="List_20_of_20_Abbriviations" style:display-name="List of Abbriviations" style:page-layout-name="Mpm13" draw:style-name="Mdp1">
      <style:header>
        <text:p text:style-name="MP5">List of Abbreviations</text:p>
      </style:header>
      <style:footer>
        <text:p text:style-name="MP3"><text:page-number style:num-format="I" text:select-page="current">IV</text:page-number></text:p>
      </style:footer>
    </style:master-page>
    <style:master-page style:name="Table_20_of_20_Figures" style:display-name="Table of Figures" style:page-layout-name="Mpm13" draw:style-name="Mdp1">
      <style:header>
        <text:p text:style-name="MP5">Table of Figures</text:p>
      </style:header>
      <style:footer>
        <text:p text:style-name="MP3"><text:page-number style:num-format="I" text:select-page="current">V</text:page-number></text:p>
      </style:footer>
    </style:master-page>
    <style:master-page style:name="Index_20_of_20_tables" style:display-name="Index of tables" style:page-layout-name="Mpm13" draw:style-name="Mdp1">
      <style:header>
        <text:p text:style-name="MP5">Index of Tables</text:p>
      </style:header>
      <style:footer>
        <text:p text:style-name="MP3"><text:page-number style:num-format="I" text:select-page="current">VI</text:page-number></text:p>
      </style:footer>
    </style:master-page>
    <style:master-page style:name="Zusammenfassung" style:page-layout-name="Mpm14" draw:style-name="Mdp1">
      <style:header>
        <text:p text:style-name="MP4">Abstract</text:p>
      </style:header>
      <style:footer>
        <text:p text:style-name="MP3"><text:page-number style:num-format="I" text:select-page="current">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ik Fuhrmann</meta:initial-creator>
    <meta:editing-cycles>63</meta:editing-cycles>
    <meta:print-date>2022-09-18T12:20:00</meta:print-date>
    <meta:creation-date>2022-09-19T07:40:00</meta:creation-date>
    <dc:date>2024-05-17T14:42:48.934407303</dc:date>
    <meta:editing-duration>PT9H3M51S</meta:editing-duration>
    <meta:generator>LibreOffice/24.2.3.2$Linux_X86_64 LibreOffice_project/4f88f79086d18691a72ac668802d5bc5b5a88122</meta:generator>
    <meta:document-statistic meta:table-count="2" meta:image-count="0" meta:object-count="0" meta:page-count="15" meta:paragraph-count="99" meta:word-count="1520" meta:character-count="9836" meta:non-whitespace-character-count="8413"/>
    <meta:user-defined meta:name="AppVersion">16.0000</meta:user-defined>
    <meta:template xlink:type="simple" xlink:actuate="onRequest" xlink:title="Normal.dotm" xlink:href=""/>
  </office:meta>
</office:document-meta>
</file>